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080000029DC36B159B.png"/>
  <manifest:file-entry manifest:media-type="image/png" manifest:full-path="Pictures/10000201000003050000029BAF2F5EF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textarea-vertical-align="middl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family="'Dubai Light'" style:font-family-generic="swiss" style:font-pitch="variable"/>
    </style:style>
    <style:style style:name="P3" style:family="paragraph">
      <style:paragraph-properties fo:text-align="center"/>
      <style:text-properties fo:font-family="Dubai" style:font-family-generic="swiss" style:font-pitch="variable" fo:font-size="14pt" fo:font-weight="bold"/>
    </style:style>
    <style:style style:name="T1" style:family="text">
      <style:text-properties fo:font-family="'Dubai Light'" style:font-family-generic="swiss" style:font-pitch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11.938cm" svg:height="10.301cm" svg:x="0.762cm" svg:y="1.049cm">
          <draw:image xlink:href="Pictures/10000201000003050000029BAF2F5EF2.png" xlink:type="simple" xlink:show="embed" xlink:actuate="onLoad">
            <text:p/>
          </draw:image>
        </draw:frame>
        <draw:frame draw:style-name="gr1" draw:text-style-name="P1" draw:layer="layout" svg:width="11.87cm" svg:height="10.233cm" svg:x="13.208cm" svg:y="1.097cm">
          <draw:image xlink:href="Pictures/10000201000003080000029DC36B159B.png" xlink:type="simple" xlink:show="embed" xlink:actuate="onLoad">
            <text:p/>
          </draw:image>
        </draw:frame>
        <draw:frame draw:style-name="gr2" draw:text-style-name="P2" draw:layer="layout" svg:width="9.398cm" svg:height="1.322cm" svg:x="9.144cm" svg:y="11.43cm">
          <draw:text-box>
            <text:p text:style-name="P2"><text:span text:style-name="T1">Volve reservoir. North view.</text:span></text:p>
          </draw:text-box>
        </draw:frame>
        <draw:rect draw:style-name="gr3" draw:text-style-name="P3" draw:layer="layout" svg:width="2.794cm" svg:height="1.016cm" svg:x="9.652cm" svg:y="1.27cm">
          <text:p text:style-name="P3">start</text:p>
        </draw:rect>
        <draw:rect draw:style-name="gr3" draw:text-style-name="P3" draw:layer="layout" svg:width="2.794cm" svg:height="1.016cm" svg:x="22.098cm" svg:y="1.37cm">
          <text:p text:style-name="P3">end</text:p>
        </draw:rect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3-13T22:03:56.28</meta:creation-date>
    <meta:editing-duration>PT5M59S</meta:editing-duration>
    <meta:editing-cycles>2</meta:editing-cycles>
    <dc:date>2019-03-13T22:09:48.43</dc:date>
    <meta:document-statistic meta:object-count="28"/>
    <meta:generator>OpenOffice/4.1.5$Win32 OpenOffice.org_project/415m1$Build-9789</meta:generator>
  </office:meta>
</office:document-meta>
</file>